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cffff" draw:textarea-horizontal-align="justify" draw:textarea-vertical-align="middle" draw:auto-grow-height="false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54pt" fo:font-style="italic" style:font-size-asian="44pt" style:font-style-asian="italic" style:font-size-complex="44pt" style:font-style-complex="italic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54pt" fo:font-style="normal" style:font-size-asian="44pt" style:font-style-asian="normal" style:font-size-complex="44pt" style:font-style-complex="normal"/>
    </style:style>
    <style:style style:name="T1" style:family="text">
      <style:text-properties fo:font-family="'Times New Roman'" style:font-family-generic="roman" style:font-pitch="variable" fo:font-size="54pt" fo:font-style="italic" style:font-size-asian="44pt" style:font-style-asian="italic" style:font-size-complex="44pt" style:font-style-complex="italic"/>
    </style:style>
    <style:style style:name="T2" style:family="text">
      <style:text-properties fo:font-family="'Times New Roman'" style:font-family-generic="roman" style:font-pitch="variable" fo:font-size="54pt" fo:font-style="normal" style:font-size-asian="44pt" style:font-style-asian="normal" style:font-size-complex="44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038cm" svg:height="2.969cm" svg:x="1cm" svg:y="1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38cm" svg:height="2.969cm" svg:x="4.969cm" svg:y="1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38cm" svg:height="2.969cm" svg:x="8.938cm" svg:y="1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38cm" svg:height="2.969cm" svg:x="13.046cm" svg:y="1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38cm" svg:height="2.969cm" svg:x="16.962cm" svg:y="1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038cm" svg:height="2.969cm" svg:x="1cm" svg:y="5.035cm">
          <text:p text:style-name="P1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038cm" svg:height="2.969cm" svg:x="4.969cm" svg:y="5.035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038cm" svg:height="2.969cm" svg:x="8.938cm" svg:y="5.035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038cm" svg:height="2.969cm" svg:x="13.046cm" svg:y="5.035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038cm" svg:height="2.969cm" svg:x="16.962cm" svg:y="5.035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038cm" svg:height="2.969cm" svg:x="1cm" svg:y="8.964cm">
          <text:p text:style-name="P1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038cm" svg:height="2.969cm" svg:x="4.969cm" svg:y="8.964cm">
          <text:p text:style-name="P1"><text:span text:style-name="T2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038cm" svg:height="2.969cm" svg:x="8.938cm" svg:y="8.964cm">
          <text:p text:style-name="P1"><text:span text:style-name="T2">- 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038cm" svg:height="2.969cm" svg:x="13.046cm" svg:y="8.964cm">
          <text:p text:style-name="P1"><text:span text:style-name="T2">- 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038cm" svg:height="2.969cm" svg:x="16.962cm" svg:y="8.964cm">
          <text:p text:style-name="P1"><text:span text:style-name="T2">- 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38cm" svg:height="2.969cm" svg:x="1cm" svg:y="13.066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38cm" svg:height="2.969cm" svg:x="4.969cm" svg:y="13.066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38cm" svg:height="2.969cm" svg:x="8.938cm" svg:y="13.066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38cm" svg:height="2.969cm" svg:x="13.046cm" svg:y="13.066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38cm" svg:height="2.969cm" svg:x="16.962cm" svg:y="13.066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038cm" svg:height="2.969cm" svg:x="1cm" svg:y="17.101cm">
          <text:p text:style-name="P1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038cm" svg:height="2.969cm" svg:x="4.969cm" svg:y="17.101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038cm" svg:height="2.969cm" svg:x="8.938cm" svg:y="17.101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038cm" svg:height="2.969cm" svg:x="13.046cm" svg:y="17.101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038cm" svg:height="2.969cm" svg:x="16.962cm" svg:y="17.101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038cm" svg:height="2.969cm" svg:x="1cm" svg:y="21.03cm">
          <text:p text:style-name="P1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038cm" svg:height="2.969cm" svg:x="4.969cm" svg:y="21.03cm">
          <text:p text:style-name="P1"><text:span text:style-name="T2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038cm" svg:height="2.969cm" svg:x="8.938cm" svg:y="21.03cm">
          <text:p text:style-name="P1"><text:span text:style-name="T2">- 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038cm" svg:height="2.969cm" svg:x="13.046cm" svg:y="21.03cm">
          <text:p text:style-name="P1"><text:span text:style-name="T2">- 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038cm" svg:height="2.969cm" svg:x="16.962cm" svg:y="21.03cm">
          <text:p text:style-name="P1"><text:span text:style-name="T2">- 4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9-02-09T20:33:10</meta:creation-date>
    <dc:date>2019-02-13T19:44:51</dc:date>
    <meta:editing-duration>PT07H11M56S</meta:editing-duration>
    <meta:editing-cycles>3</meta:editing-cycles>
    <meta:generator>NeoOffice/3.4$Unix OpenOffice.org_project/Patch 0</meta:generator>
    <meta:document-statistic meta:object-count="30"/>
  </office:meta>
</office:document-meta>
</file>